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d644e"/>
    </style:style>
    <style:style style:name="P2" style:family="paragraph" style:parent-style-name="Standard">
      <style:text-properties fo:font-style="normal" fo:font-weight="bold" officeooo:rsid="0006ad2f" officeooo:paragraph-rsid="001d644e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21a88e" officeooo:paragraph-rsid="001d644e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bold" officeooo:paragraph-rsid="001d644e" style:font-weight-asian="bold" style:font-weight-complex="bold"/>
    </style:style>
    <style:style style:name="P5" style:family="paragraph" style:parent-style-name="Standard">
      <style:text-properties fo:font-weight="bold" officeooo:rsid="000c85c5" officeooo:paragraph-rsid="001d644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d644e" style:font-weight-asian="bold" style:font-weight-complex="bold"/>
    </style:style>
    <style:style style:name="P7" style:family="paragraph" style:parent-style-name="Standard">
      <style:text-properties fo:font-weight="normal" officeooo:paragraph-rsid="001d644e" style:font-weight-asian="normal" style:font-weight-complex="normal"/>
    </style:style>
    <style:style style:name="T1" style:family="text">
      <style:text-properties officeooo:rsid="001d64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670" style:font-weight-asian="bold" style:font-weight-complex="bold"/>
    </style:style>
    <style:style style:name="T4" style:family="text">
      <style:text-properties fo:font-weight="bold" officeooo:rsid="0018d5c0" style:font-weight-asian="bold" style:font-weight-complex="bold"/>
    </style:style>
    <style:style style:name="T5" style:family="text">
      <style:text-properties fo:font-weight="bold" officeooo:rsid="001f1ff6" style:font-weight-asian="bold" style:font-weight-complex="bold"/>
    </style:style>
    <style:style style:name="T6" style:family="text">
      <style:text-properties fo:font-weight="bold" officeooo:rsid="0006ad2f" style:font-weight-asian="bold" style:font-weight-complex="bold"/>
    </style:style>
    <style:style style:name="T7" style:family="text">
      <style:text-properties officeooo:rsid="001d967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644e" style:font-weight-asian="normal" style:font-weight-complex="normal"/>
    </style:style>
    <style:style style:name="T10" style:family="text">
      <style:text-properties fo:font-weight="normal" officeooo:rsid="000aa5bf" style:font-weight-asian="normal" style:font-weight-complex="normal"/>
    </style:style>
    <style:style style:name="T11" style:family="text">
      <style:text-properties fo:font-weight="normal" officeooo:rsid="0021a88e" style:font-weight-asian="normal" style:font-weight-complex="normal"/>
    </style:style>
    <style:style style:name="T12" style:family="text">
      <style:text-properties fo:font-weight="normal" officeooo:rsid="001d9670" style:font-weight-asian="normal" style:font-weight-complex="normal"/>
    </style:style>
    <style:style style:name="T13" style:family="text">
      <style:text-properties fo:font-weight="normal" officeooo:rsid="0018d5c0" style:font-weight-asian="normal" style:font-weight-complex="normal"/>
    </style:style>
    <style:style style:name="T1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7a7e85" loext:opacity="100%" style:font-name="JetBrains Mono" fo:font-size="10pt" fo:font-style="normal" fo:font-weight="normal" officeooo:rsid="001d644e" style:font-size-asian="10pt" style:font-style-asian="normal" style:font-weight-asian="normal" style:font-weight-complex="normal"/>
    </style:style>
    <style:style style:name="T16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17" style:family="text">
      <style:text-properties officeooo:rsid="0021a88e"/>
    </style:style>
    <style:style style:name="T18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9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20" style:family="text">
      <style:text-properties fo:color="#2aacb8" loext:opacity="100%" style:font-name="JetBrains Mono" fo:font-size="10pt" fo:font-weight="normal" style:font-size-asian="10pt" style:font-weight-asian="normal"/>
    </style:style>
    <style:style style:name="T21" style:family="text">
      <style:text-properties fo:color="#8888c6" loext:opacity="100%" style:font-name="JetBrains Mono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актическое занятие № 9 </text:p>
      <text:p text:style-name="P6"/>
      <text:p text:style-name="P1"><text:span text:style-name="T3">Тема</text:span><text:span text:style-name="T7">:</text:span> Составление программ со словарями в IDE PyCharm Community.</text:p>
      <text:p text:style-name="P1"><text:span text:style-name="T2">Цел</text:span><text:span text:style-name="T4">ь</text:span><text:span text:style-name="T2">:</text:span> 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.</text:p>
      <text:p text:style-name="P1"/>
      <text:p text:style-name="P1"><text:span text:style-name="T2">Постановка задачи </text:span><text:span text:style-name="T9">9</text:span></text:p>
      <text:p text:style-name="Standard">Даны три словаря на три элемента каждый. Объединить все словари в<text:line-break/>один. Вывести исходные словари и результирующий.</text:p>
      <text:p text:style-name="P2">Тип алгоритма: <text:span text:style-name="T10">линейный</text:span><text:span text:style-name="T11">.</text:span></text:p>
      <text:p text:style-name="P2"><text:span text:style-name="T11"/></text:p>
      <text:p text:style-name="P3">Текст программы:</text:p>
      <text:p text:style-name="Standard">#Даны три словаря на три элемента каждый. Объединить все словари в<text:line-break/>#один. Вывести исходные словари и результирующий.<text:line-break/>d1 = {'q':1, 'w':2, 'e':3}<text:line-break/>d2 = {'a':4, 's':5, 'd':6}<text:line-break/>d3 = {'z':7, 'x':8, 'c':9}<text:line-break/>merged_dict = {**d1, **d2, **d3}<text:line-break/>print("Исходный словарь 1:", d1)<text:line-break/>print("Исходный словарь 2:", d2)<text:line-break/>print("Исходный словарь 3:", d3)<text:line-break/>print("Итоговый словарь :",merged_dict )</text:p>
      <text:p text:style-name="Standard"/>
      <text:p text:style-name="P4">Протокол работы программы:</text:p>
      <text:p text:style-name="P7">Исходный словарь 1: {'q': 1, 'w': 2, 'e': 3}</text:p>
      <text:p text:style-name="P7">Исходный словарь 2: {'a': 4, 's': 5, 'd': 6}</text:p>
      <text:p text:style-name="P7">Исходный словарь 3: {'z': 7, 'x': 8, 'c': 9}</text:p>
      <text:p text:style-name="P7">Итоговый словарь : {'q': 1, 'w': 2, 'e': 3, 'a': 4, 's': 5, 'd': 6, 'z': 7, 'x': 8, 'c': 9}</text:p>
      <text:p text:style-name="P7"/>
      <text:p text:style-name="P5">Вывод: 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ф</text:span><text:span text:style-name="T8"> навыки составление программ со словарями в IDE PyCharm Community </text:span><text:span text:style-name="T13">и </text:span><text:span text:style-name="T8">выложила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1-16T19:29:44.081786708</dc:date>
    <meta:editing-cycles>2</meta:editing-cycles>
    <meta:editing-duration>PT11M30S</meta:editing-duration>
    <meta:document-statistic meta:table-count="0" meta:image-count="0" meta:object-count="0" meta:page-count="1" meta:paragraph-count="14" meta:word-count="186" meta:character-count="1242" meta:non-whitespace-character-count="1069"/>
    <meta:user-defined meta:name="Поле 1"/>
    <meta:user-defined meta:name="Поле 2"/>
    <meta:user-defined meta:name="Поле 3"/>
    <meta:user-defined meta:name="Поле 4"/>
  </office:meta>
</office:document-meta>
</file>